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ipFile.dosToJavaTime( long dos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ZipFile.ZipFile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ZipFile.get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File.ZipFile( File f , String encod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ZipFile.populateFromCentralDirector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ZipFile.closeQuietly( ZipFile zip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ZipFile.positionAtCentralDirectory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ZipFile.ZipFi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dedInputStream.rea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ZipFile.resolveLocalFileHeader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oundedInputStream.addDumm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File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File.getEntr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dedInputStream.read( byte [ ] b , int off , int le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ZipFile.startsWithLocalFileHe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ZipFile.getInputStream( ZipEntry z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ZipFile.getString( byte [ ] by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ZipFile.ZipFile( String name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File.fromDosTime( ZipLong zipDos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undedInputStream.BoundedInputStream( long start , long remain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ZipFile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